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cm"/>
    </style:style>
    <style:style style:name="co2" style:family="table-column">
      <style:table-column-properties fo:break-before="auto" style:column-width="3.000cm"/>
    </style:style>
    <style:style style:name="co3" style:family="table-column">
      <style:table-column-properties fo:break-before="auto" style:column-width="4.000cm"/>
    </style:style>
    <style:style style:name="co4" style:family="table-column">
      <style:table-column-properties fo:break-before="auto" style:column-width="8.000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tem list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ItID:1</text:p>
          </table:table-cell>
          <table:table-cell office:value-type="string">
            <text:p>Chessboard</text:p>
          </table:table-cell>
          <table:table-cell office:value-type="string">
            <text:p>Hal's chessboard, source of infinite joy.</text:p>
          </table:table-cell>
          <table:table-cell office:value-type="string">
            <text:p>My game</text:p>
          </table:table-cell>
          <table:table-cell office:value-type="string">
            <text:p>Game, Challenge</text:p>
          </table:table-cell>
          <table:table-cell table:number-columns-repeated="1014"/>
        </table:table-row>
        <table:table-row table:style-name="ro2">
          <table:table-cell office:value-type="string">
            <text:p>ItID:2</text:p>
          </table:table-cell>
          <table:table-cell office:value-type="string">
            <text:p>Fire extinguisher</text:p>
          </table:table-cell>
          <table:table-cell office:value-type="string">
            <text:p>Bought from Space Patrol surplus, this gadget is a real eye candy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fo:background-color="#ffff99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15.03.2021</text:date>, <text:time>15:3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15T19:43:54Z</meta:creation-date>
    <dc:date/>
  </office:meta>
</office:document-meta>
</file>